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Mono" fo:font-size="21pt" officeooo:rsid="000ca9d0" officeooo:paragraph-rsid="0170b705" style:font-size-asian="21pt" style:font-size-complex="21pt"/>
    </style:style>
    <style:style style:name="P2" style:family="paragraph" style:parent-style-name="Standard">
      <style:paragraph-properties fo:text-align="start" style:justify-single-word="false"/>
      <style:text-properties style:font-name="Liberation Mono" fo:font-size="21pt" officeooo:rsid="005a5483" officeooo:paragraph-rsid="0170146b" style:font-size-asian="21pt" style:font-size-complex="21pt"/>
    </style:style>
    <style:style style:name="P3" style:family="paragraph" style:parent-style-name="Standard">
      <style:paragraph-properties fo:text-align="start" style:justify-single-word="false"/>
      <style:text-properties style:font-name="Liberation Mono" fo:font-size="21pt" officeooo:paragraph-rsid="0081f86d" style:font-size-asian="21pt" style:font-size-complex="21pt"/>
    </style:style>
    <style:style style:name="P4" style:family="paragraph" style:parent-style-name="Standard">
      <style:paragraph-properties fo:text-align="start" style:justify-single-word="false"/>
      <style:text-properties style:font-name="Liberation Mono" fo:font-size="21pt" officeooo:paragraph-rsid="00ab3fa2" style:font-size-asian="21pt" style:font-size-complex="21pt"/>
    </style:style>
    <style:style style:name="P5" style:family="paragraph" style:parent-style-name="Standard">
      <style:paragraph-properties fo:text-align="start" style:justify-single-word="false"/>
      <style:text-properties style:font-name="Liberation Mono" fo:font-size="21pt" officeooo:paragraph-rsid="01085b17" style:font-size-asian="21pt" style:font-size-complex="21pt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21pt" officeooo:paragraph-rsid="0129a7a4" style:font-size-asian="21pt" style:font-size-complex="21pt"/>
    </style:style>
    <style:style style:name="P7" style:family="paragraph" style:parent-style-name="Standard">
      <style:paragraph-properties fo:text-align="start" style:justify-single-word="false"/>
      <style:text-properties style:font-name="Liberation Mono" fo:font-size="21pt" officeooo:paragraph-rsid="011a514c" style:font-size-asian="21pt" style:font-size-complex="21pt"/>
    </style:style>
    <style:style style:name="P8" style:family="paragraph" style:parent-style-name="Standard">
      <style:paragraph-properties fo:text-align="start" style:justify-single-word="false"/>
      <style:text-properties style:font-name="Liberation Mono" fo:font-size="21pt" officeooo:rsid="00767dc3" officeooo:paragraph-rsid="0081f86d" style:font-size-asian="21pt" style:font-size-complex="21pt"/>
    </style:style>
    <style:style style:name="P9" style:family="paragraph" style:parent-style-name="Standard">
      <style:paragraph-properties fo:text-align="start" style:justify-single-word="false"/>
      <style:text-properties style:font-name="Liberation Mono" fo:font-size="21pt" officeooo:rsid="009111a0" officeooo:paragraph-rsid="009111a0" style:font-size-asian="21pt" style:font-size-complex="21pt"/>
    </style:style>
    <style:style style:name="P10" style:family="paragraph" style:parent-style-name="Standard">
      <style:paragraph-properties fo:text-align="start" style:justify-single-word="false"/>
      <style:text-properties style:font-name="Liberation Mono" fo:font-size="21pt" officeooo:rsid="009111a0" officeooo:paragraph-rsid="01299bfc" style:font-size-asian="21pt" style:font-size-complex="21pt"/>
    </style:style>
    <style:style style:name="P11" style:family="paragraph" style:parent-style-name="Standard">
      <style:paragraph-properties fo:text-align="start" style:justify-single-word="false"/>
      <style:text-properties style:font-name="Liberation Mono" fo:font-size="21pt" fo:font-style="normal" fo:font-weight="normal" officeooo:rsid="009111a0" officeooo:paragraph-rsid="009111a0" style:font-size-asian="21pt" style:font-style-asian="normal" style:font-weight-asian="normal" style:font-size-complex="21pt"/>
    </style:style>
    <style:style style:name="P12" style:family="paragraph" style:parent-style-name="Standard">
      <style:paragraph-properties fo:text-align="start" style:justify-single-word="false"/>
      <style:text-properties style:font-name="Liberation Mono" fo:font-size="21pt" fo:font-style="normal" fo:font-weight="normal" officeooo:rsid="009111a0" officeooo:paragraph-rsid="01299bfc" style:font-size-asian="21pt" style:font-style-asian="normal" style:font-weight-asian="normal" style:font-size-complex="21pt"/>
    </style:style>
    <style:style style:name="P13" style:family="paragraph" style:parent-style-name="Standard">
      <style:paragraph-properties fo:text-align="start" style:justify-single-word="false"/>
      <style:text-properties style:font-name="Liberation Mono" fo:font-size="21pt" fo:font-style="normal" fo:font-weight="normal" officeooo:rsid="0094a274" officeooo:paragraph-rsid="009111a0" style:font-size-asian="21pt" style:font-style-asian="normal" style:font-weight-asian="normal" style:font-size-complex="21pt"/>
    </style:style>
    <style:style style:name="P14" style:family="paragraph" style:parent-style-name="Standard">
      <style:paragraph-properties fo:text-align="start" style:justify-single-word="false"/>
      <style:text-properties style:font-name="Liberation Mono" fo:font-size="21pt" fo:font-style="normal" fo:font-weight="normal" officeooo:rsid="0094a274" officeooo:paragraph-rsid="0123b3e8" style:font-size-asian="21pt" style:font-style-asian="normal" style:font-weight-asian="normal" style:font-size-complex="21pt"/>
    </style:style>
    <style:style style:name="P15" style:family="paragraph" style:parent-style-name="Standard">
      <style:paragraph-properties fo:text-align="start" style:justify-single-word="false"/>
      <style:text-properties style:font-name="Liberation Mono" fo:font-size="21pt" fo:font-style="normal" fo:font-weight="normal" officeooo:rsid="0094a274" officeooo:paragraph-rsid="00ab3fa2" style:font-size-asian="21pt" style:font-style-asian="normal" style:font-weight-asian="normal" style:font-size-complex="21pt"/>
    </style:style>
    <style:style style:name="P16" style:family="paragraph" style:parent-style-name="Standard">
      <style:paragraph-properties fo:text-align="start" style:justify-single-word="false"/>
      <style:text-properties style:font-name="Liberation Mono" fo:font-size="21pt" fo:font-style="normal" fo:font-weight="normal" officeooo:rsid="0121d775" officeooo:paragraph-rsid="0121d775" style:font-size-asian="21pt" style:font-style-asian="normal" style:font-weight-asian="normal" style:font-size-complex="21pt"/>
    </style:style>
    <style:style style:name="P17" style:family="paragraph" style:parent-style-name="Standard">
      <style:paragraph-properties fo:text-align="start" style:justify-single-word="false"/>
      <style:text-properties style:font-name="Liberation Mono" fo:font-size="21pt" fo:font-style="normal" fo:font-weight="normal" officeooo:rsid="012e5b78" officeooo:paragraph-rsid="012e5b78" style:font-size-asian="21pt" style:font-style-asian="normal" style:font-weight-asian="normal" style:font-size-complex="21pt"/>
    </style:style>
    <style:style style:name="P18" style:family="paragraph" style:parent-style-name="Standard">
      <style:paragraph-properties fo:text-align="start" style:justify-single-word="false"/>
      <style:text-properties style:font-name="Liberation Mono" fo:font-size="21pt" fo:font-style="normal" fo:font-weight="normal" officeooo:rsid="012324cd" officeooo:paragraph-rsid="0121d775" style:font-size-asian="21pt" style:font-style-asian="normal" style:font-weight-asian="normal" style:font-size-complex="21pt"/>
    </style:style>
    <style:style style:name="P19" style:family="paragraph" style:parent-style-name="Standard">
      <style:paragraph-properties fo:text-align="start" style:justify-single-word="false"/>
      <style:text-properties style:font-name="Liberation Mono" fo:font-size="21pt" fo:font-style="normal" fo:font-weight="normal" officeooo:rsid="0123b3e8" officeooo:paragraph-rsid="0123b3e8" style:font-size-asian="21pt" style:font-style-asian="normal" style:font-weight-asian="normal" style:font-size-complex="21pt"/>
    </style:style>
    <style:style style:name="P20" style:family="paragraph" style:parent-style-name="Standard">
      <style:paragraph-properties fo:text-align="start" style:justify-single-word="false"/>
      <style:text-properties style:font-name="Liberation Mono" fo:font-size="21pt" fo:font-style="normal" fo:font-weight="normal" officeooo:rsid="009aff26" officeooo:paragraph-rsid="009aff26" style:font-size-asian="21pt" style:font-style-asian="normal" style:font-weight-asian="normal" style:font-size-complex="21pt"/>
    </style:style>
    <style:style style:name="P21" style:family="paragraph" style:parent-style-name="Standard">
      <style:paragraph-properties fo:text-align="start" style:justify-single-word="false"/>
      <style:text-properties style:font-name="Liberation Mono" fo:font-size="21pt" fo:font-style="normal" fo:font-weight="normal" officeooo:rsid="009aff26" officeooo:paragraph-rsid="00ab3fa2" style:font-size-asian="21pt" style:font-style-asian="normal" style:font-weight-asian="normal" style:font-size-complex="21pt"/>
    </style:style>
    <style:style style:name="P22" style:family="paragraph" style:parent-style-name="Standard">
      <style:paragraph-properties fo:text-align="start" style:justify-single-word="false"/>
      <style:text-properties style:text-position="0% 100%" style:font-name="Liberation Mono" fo:font-size="21pt" fo:font-style="normal" fo:font-weight="normal" officeooo:rsid="00f16048" officeooo:paragraph-rsid="00ef9c1d" style:font-size-asian="21pt" style:font-style-asian="normal" style:font-weight-asian="normal" style:font-size-complex="21pt"/>
    </style:style>
    <style:style style:name="P23" style:family="paragraph" style:parent-style-name="Standard">
      <style:paragraph-properties fo:text-align="start" style:justify-single-word="false"/>
      <style:text-properties style:text-position="0% 100%" style:font-name="Liberation Mono" fo:font-size="21pt" fo:font-style="normal" fo:font-weight="normal" officeooo:rsid="014a5641" officeooo:paragraph-rsid="0160306b" style:font-size-asian="21pt" style:font-style-asian="normal" style:font-weight-asian="normal" style:font-size-complex="21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21pt" officeooo:paragraph-rsid="00cf0920" style:font-size-asian="21pt" style:font-size-complex="21pt"/>
    </style:style>
    <style:style style:name="P25" style:family="paragraph" style:parent-style-name="Standard">
      <style:paragraph-properties fo:text-align="start" style:justify-single-word="false"/>
      <style:text-properties fo:font-size="21pt" officeooo:paragraph-rsid="009111a0" style:font-size-asian="21pt" style:font-size-complex="21pt"/>
    </style:style>
    <style:style style:name="P26" style:family="paragraph" style:parent-style-name="Standard">
      <style:paragraph-properties fo:text-align="start" style:justify-single-word="false"/>
      <style:text-properties fo:font-size="21pt" officeooo:paragraph-rsid="009aff26" style:font-size-asian="21pt" style:font-size-complex="21pt"/>
    </style:style>
    <style:style style:name="P27" style:family="paragraph" style:parent-style-name="Standard">
      <style:paragraph-properties fo:text-align="start" style:justify-single-word="false"/>
      <style:text-properties fo:font-size="21pt" officeooo:paragraph-rsid="00ab3fa2" style:font-size-asian="21pt" style:font-size-complex="21pt"/>
    </style:style>
    <style:style style:name="P28" style:family="paragraph" style:parent-style-name="Standard">
      <style:paragraph-properties fo:text-align="start" style:justify-single-word="false"/>
      <style:text-properties fo:font-size="21pt" officeooo:paragraph-rsid="01085b17" style:font-size-asian="21pt" style:font-size-complex="21pt"/>
    </style:style>
    <style:style style:name="P29" style:family="paragraph" style:parent-style-name="Standard">
      <style:paragraph-properties fo:text-align="start" style:justify-single-word="false"/>
      <style:text-properties fo:font-size="21pt" officeooo:paragraph-rsid="0129a7a4" style:font-size-asian="21pt" style:font-size-complex="21pt"/>
    </style:style>
    <style:style style:name="P30" style:family="paragraph" style:parent-style-name="Standard">
      <style:paragraph-properties fo:text-align="start" style:justify-single-word="false"/>
      <style:text-properties fo:font-size="21pt" officeooo:paragraph-rsid="01299bfc" style:font-size-asian="21pt" style:font-size-complex="21pt"/>
    </style:style>
    <style:style style:name="P31" style:family="paragraph" style:parent-style-name="Standard">
      <style:paragraph-properties fo:text-align="start" style:justify-single-word="false"/>
      <style:text-properties fo:font-size="21pt" officeooo:paragraph-rsid="0133b9c2" style:font-size-asian="21pt" style:font-size-complex="21pt"/>
    </style:style>
    <style:style style:name="P32" style:family="paragraph" style:parent-style-name="Standard">
      <style:paragraph-properties fo:text-align="start" style:justify-single-word="false"/>
      <style:text-properties fo:font-size="21pt" officeooo:paragraph-rsid="013e75a3" style:font-size-asian="21pt" style:font-size-complex="21pt"/>
    </style:style>
    <style:style style:name="P33" style:family="paragraph" style:parent-style-name="Standard">
      <style:paragraph-properties fo:text-align="start" style:justify-single-word="false"/>
      <style:text-properties fo:font-size="21pt" officeooo:paragraph-rsid="0160306b" style:font-size-asian="21pt" style:font-size-complex="21pt"/>
    </style:style>
    <style:style style:name="P34" style:family="paragraph" style:parent-style-name="Standard">
      <style:paragraph-properties fo:text-align="start" style:justify-single-word="false"/>
      <style:text-properties fo:font-size="21pt" officeooo:paragraph-rsid="0170146b" style:font-size-asian="21pt" style:font-size-complex="21pt"/>
    </style:style>
    <style:style style:name="P35" style:family="paragraph" style:parent-style-name="Standard">
      <style:paragraph-properties fo:text-align="start" style:justify-single-word="false"/>
      <style:text-properties fo:font-size="21pt" officeooo:paragraph-rsid="01710481" style:font-size-asian="21pt" style:font-size-complex="21pt"/>
    </style:style>
    <style:style style:name="P36" style:family="paragraph" style:parent-style-name="Standard">
      <style:paragraph-properties fo:text-align="start" style:justify-single-word="false"/>
      <style:text-properties fo:font-size="21pt" officeooo:paragraph-rsid="01765276" style:font-size-asian="21pt" style:font-size-complex="21pt"/>
    </style:style>
    <style:style style:name="P37" style:family="paragraph" style:parent-style-name="Standard">
      <style:paragraph-properties fo:text-align="start" style:justify-single-word="false"/>
      <style:text-properties fo:font-size="21pt" officeooo:rsid="0121d775" officeooo:paragraph-rsid="0121d775" style:font-size-asian="21pt" style:font-size-complex="21pt"/>
    </style:style>
    <style:style style:name="P38" style:family="paragraph" style:parent-style-name="Standard">
      <style:paragraph-properties fo:text-align="start" style:justify-single-word="false"/>
      <style:text-properties fo:font-size="21pt" officeooo:rsid="0121d775" officeooo:paragraph-rsid="012e5b78" style:font-size-asian="21pt" style:font-size-complex="21pt"/>
    </style:style>
    <style:style style:name="P39" style:family="paragraph" style:parent-style-name="Standard">
      <style:paragraph-properties fo:text-align="start" style:justify-single-word="false"/>
      <style:text-properties fo:font-size="21pt" officeooo:rsid="0121d775" officeooo:paragraph-rsid="01789352" style:font-size-asian="21pt" style:font-size-complex="21pt"/>
    </style:style>
    <style:style style:name="P40" style:family="paragraph" style:parent-style-name="Standard">
      <style:paragraph-properties fo:text-align="start" style:justify-single-word="false"/>
      <style:text-properties fo:font-size="21pt" officeooo:rsid="0123b3e8" officeooo:paragraph-rsid="0123b3e8" style:font-size-asian="21pt" style:font-size-complex="21pt"/>
    </style:style>
    <style:style style:name="P41" style:family="paragraph" style:parent-style-name="Standard">
      <style:paragraph-properties fo:text-align="start" style:justify-single-word="false"/>
      <style:text-properties fo:font-size="21pt" officeooo:rsid="011a514c" officeooo:paragraph-rsid="011a514c" style:font-size-asian="21pt" style:font-size-complex="21pt"/>
    </style:style>
    <style:style style:name="P42" style:family="paragraph" style:parent-style-name="Standard">
      <style:paragraph-properties fo:text-align="start" style:justify-single-word="false"/>
      <style:text-properties fo:font-size="21pt" officeooo:rsid="011a514c" officeooo:paragraph-rsid="0175e080" style:font-size-asian="21pt" style:font-size-complex="21pt"/>
    </style:style>
    <style:style style:name="P43" style:family="paragraph" style:parent-style-name="Standard">
      <style:paragraph-properties fo:text-align="start" style:justify-single-word="false" fo:break-before="page"/>
      <style:text-properties style:font-name="Liberation Mono" fo:font-size="21pt" officeooo:paragraph-rsid="011a514c" style:font-size-asian="21pt" style:font-size-complex="21pt"/>
    </style:style>
    <style:style style:name="P44" style:family="paragraph" style:parent-style-name="Standard">
      <style:paragraph-properties fo:text-align="start" style:justify-single-word="false" fo:break-before="page"/>
      <style:text-properties fo:font-size="21pt" officeooo:paragraph-rsid="01710481" style:font-size-asian="21pt" style:font-size-complex="21pt"/>
    </style:style>
    <style:style style:name="P45" style:family="paragraph" style:parent-style-name="Standard">
      <style:paragraph-properties fo:text-align="start" style:justify-single-word="false" fo:break-before="page"/>
      <style:text-properties fo:font-size="21pt" officeooo:paragraph-rsid="00ab3fa2" style:font-size-asian="21pt" style:font-size-complex="21pt"/>
    </style:style>
    <style:style style:name="P46" style:family="paragraph" style:parent-style-name="Standard">
      <style:paragraph-properties fo:text-align="start" style:justify-single-word="false" fo:break-before="page"/>
      <style:text-properties fo:font-size="21pt" officeooo:paragraph-rsid="0160306b" style:font-size-asian="21pt" style:font-size-complex="21pt"/>
    </style:style>
    <style:style style:name="P47" style:family="paragraph" style:parent-style-name="Standard">
      <style:paragraph-properties fo:text-align="start" style:justify-single-word="false" fo:break-before="page"/>
      <style:text-properties fo:font-size="21pt" officeooo:rsid="0121d775" officeooo:paragraph-rsid="01789352" style:font-size-asian="21pt" style:font-size-complex="21pt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Mono" fo:font-size="21pt" fo:font-weight="bold" officeooo:rsid="0056abf1" officeooo:paragraph-rsid="0056abf1" style:font-size-asian="21pt" style:font-weight-asian="bold" style:font-size-complex="21pt" style:font-weight-complex="bold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Mono" fo:font-size="21pt" officeooo:rsid="0014095c" officeooo:paragraph-rsid="0014095c" style:font-size-asian="21pt" style:font-size-complex="21pt" loext:padding="0cm" loext:border="none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Mono" fo:font-size="21pt" officeooo:rsid="0014095c" officeooo:paragraph-rsid="0014095c" style:font-size-asian="21pt" style:font-size-complex="21p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Mono" fo:font-size="21pt" officeooo:rsid="000ca9d0" officeooo:paragraph-rsid="000ca9d0" style:font-size-asian="21pt" style:font-size-complex="21pt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Mono" fo:font-size="21pt" officeooo:paragraph-rsid="007f9dfc" style:font-size-asian="21pt" style:font-size-complex="21pt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Mono" fo:font-size="21pt" officeooo:rsid="005a5483" officeooo:paragraph-rsid="0170146b" style:font-size-asian="21pt" style:font-size-complex="21pt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Liberation Mono" fo:font-size="21pt" officeooo:rsid="005a5483" officeooo:paragraph-rsid="0170146b" style:font-size-asian="21pt" style:font-size-complex="2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17041" style:font-weight-asian="bold" style:font-weight-complex="bold"/>
    </style:style>
    <style:style style:name="T3" style:family="text">
      <style:text-properties fo:font-weight="bold" officeooo:rsid="005b56da" style:font-weight-asian="bold" style:font-weight-complex="bold"/>
    </style:style>
    <style:style style:name="T4" style:family="text">
      <style:text-properties fo:font-weight="bold" officeooo:rsid="0071dfb6" style:font-weight-asian="bold" style:font-weight-complex="bold"/>
    </style:style>
    <style:style style:name="T5" style:family="text">
      <style:text-properties fo:font-weight="bold" officeooo:rsid="006a2b27" style:font-weight-asian="bold" style:font-weight-complex="bold"/>
    </style:style>
    <style:style style:name="T6" style:family="text">
      <style:text-properties fo:font-weight="bold" officeooo:rsid="0085003d" style:font-weight-asian="bold" style:font-weight-complex="bold"/>
    </style:style>
    <style:style style:name="T7" style:family="text">
      <style:text-properties fo:font-weight="bold" officeooo:rsid="005a5483" style:font-weight-asian="bold" style:font-weight-complex="bold"/>
    </style:style>
    <style:style style:name="T8" style:family="text">
      <style:text-properties fo:font-weight="bold" officeooo:rsid="00767dc3" style:font-weight-asian="bold" style:font-weight-complex="bold"/>
    </style:style>
    <style:style style:name="T9" style:family="text">
      <style:text-properties fo:font-weight="bold" officeooo:rsid="005fb6ad" style:font-weight-asian="bold" style:font-weight-complex="bold"/>
    </style:style>
    <style:style style:name="T10" style:family="text">
      <style:text-properties fo:font-weight="bold" officeooo:rsid="0076022a" style:font-weight-asian="bold" style:font-weight-complex="bold"/>
    </style:style>
    <style:style style:name="T11" style:family="text">
      <style:text-properties fo:font-weight="normal" officeooo:rsid="00717041" style:font-weight-asian="normal" style:font-weight-complex="normal"/>
    </style:style>
    <style:style style:name="T12" style:family="text">
      <style:text-properties fo:font-weight="normal" officeooo:rsid="0071dfb6" style:font-weight-asian="normal" style:font-weight-complex="normal"/>
    </style:style>
    <style:style style:name="T13" style:family="text">
      <style:text-properties fo:font-weight="normal" officeooo:rsid="007f9dfc" style:font-weight-asian="normal" style:font-weight-complex="normal"/>
    </style:style>
    <style:style style:name="T14" style:family="text">
      <style:text-properties fo:font-weight="normal" officeooo:rsid="005fb6ad" style:font-weight-asian="normal" style:font-weight-complex="normal"/>
    </style:style>
    <style:style style:name="T15" style:family="text">
      <style:text-properties fo:font-weight="normal" officeooo:rsid="007394ec" style:font-weight-asian="normal" style:font-weight-complex="normal"/>
    </style:style>
    <style:style style:name="T16" style:family="text">
      <style:text-properties fo:font-weight="normal" officeooo:rsid="0076022a" style:font-weight-asian="normal" style:font-weight-complex="normal"/>
    </style:style>
    <style:style style:name="T17" style:family="text">
      <style:text-properties style:font-name="Liberation Mono"/>
    </style:style>
    <style:style style:name="T18" style:family="text">
      <style:text-properties style:font-name="Liberation Mono" officeooo:rsid="01320793"/>
    </style:style>
    <style:style style:name="T19" style:family="text">
      <style:text-properties style:font-name="Liberation Mono" officeooo:rsid="005a5483"/>
    </style:style>
    <style:style style:name="T20" style:family="text">
      <style:text-properties style:font-name="Liberation Mono" officeooo:rsid="00717041"/>
    </style:style>
    <style:style style:name="T21" style:family="text">
      <style:text-properties style:font-name="Liberation Mono" officeooo:rsid="00cc80c2"/>
    </style:style>
    <style:style style:name="T22" style:family="text">
      <style:text-properties style:font-name="Liberation Mono" officeooo:rsid="007edd51"/>
    </style:style>
    <style:style style:name="T23" style:family="text">
      <style:text-properties style:font-name="Liberation Mono" officeooo:rsid="007d6705"/>
    </style:style>
    <style:style style:name="T24" style:family="text">
      <style:text-properties style:font-name="Liberation Mono" fo:font-style="normal" fo:font-weight="normal" style:font-style-asian="normal" style:font-weight-asian="normal"/>
    </style:style>
    <style:style style:name="T25" style:family="text">
      <style:text-properties style:font-name="Liberation Mono" fo:font-style="normal" fo:font-weight="normal" officeooo:rsid="00786976" style:font-style-asian="normal" style:font-weight-asian="normal"/>
    </style:style>
    <style:style style:name="T26" style:family="text">
      <style:text-properties style:font-name="Liberation Mono" fo:font-style="normal" fo:font-weight="normal" officeooo:rsid="0081f86d" style:font-style-asian="normal" style:font-weight-asian="normal"/>
    </style:style>
    <style:style style:name="T27" style:family="text">
      <style:text-properties style:font-name="Liberation Mono" fo:font-style="normal" fo:font-weight="normal" officeooo:rsid="00836443" style:font-style-asian="normal" style:font-weight-asian="normal"/>
    </style:style>
    <style:style style:name="T28" style:family="text">
      <style:text-properties style:font-name="Liberation Mono" fo:font-style="normal" fo:font-weight="normal" officeooo:rsid="00cc80c2" style:font-style-asian="normal" style:font-weight-asian="normal"/>
    </style:style>
    <style:style style:name="T29" style:family="text">
      <style:text-properties style:font-name="Liberation Mono" fo:font-style="normal" fo:font-weight="normal" officeooo:rsid="00cf2bcb" style:font-style-asian="normal" style:font-weight-asian="normal"/>
    </style:style>
    <style:style style:name="T30" style:family="text">
      <style:text-properties style:font-name="Liberation Mono" fo:font-style="normal" fo:font-weight="normal" officeooo:rsid="008365b3" style:font-style-asian="normal" style:font-weight-asian="normal"/>
    </style:style>
    <style:style style:name="T31" style:family="text">
      <style:text-properties style:font-name="Liberation Mono" fo:font-style="normal" fo:font-weight="normal" officeooo:rsid="0087a2c1" style:font-style-asian="normal" style:font-weight-asian="normal"/>
    </style:style>
    <style:style style:name="T32" style:family="text">
      <style:text-properties style:font-name="Liberation Mono" fo:font-style="normal" fo:font-weight="normal" officeooo:rsid="00a5f15d" style:font-style-asian="normal" style:font-weight-asian="normal"/>
    </style:style>
    <style:style style:name="T33" style:family="text">
      <style:text-properties style:font-name="Liberation Mono" fo:font-style="normal" fo:font-weight="normal" officeooo:rsid="009111a0" style:font-style-asian="normal" style:font-weight-asian="normal"/>
    </style:style>
    <style:style style:name="T34" style:family="text">
      <style:text-properties style:font-name="Liberation Mono" fo:font-style="normal" fo:font-weight="normal" officeooo:rsid="00a73362" style:font-style-asian="normal" style:font-weight-asian="normal"/>
    </style:style>
    <style:style style:name="T35" style:family="text">
      <style:text-properties style:font-name="Liberation Mono" fo:font-style="normal" fo:font-weight="normal" officeooo:rsid="0097ef98" style:font-style-asian="normal" style:font-weight-asian="normal"/>
    </style:style>
    <style:style style:name="T36" style:family="text">
      <style:text-properties style:font-name="Liberation Mono" fo:font-style="normal" fo:font-weight="normal" officeooo:rsid="0094a274" style:font-style-asian="normal" style:font-weight-asian="normal"/>
    </style:style>
    <style:style style:name="T37" style:family="text">
      <style:text-properties style:font-name="Liberation Mono" fo:font-style="normal" fo:font-weight="normal" officeooo:rsid="01230e2b" style:font-style-asian="normal" style:font-weight-asian="normal"/>
    </style:style>
    <style:style style:name="T38" style:family="text">
      <style:text-properties style:font-name="Liberation Mono" fo:font-style="normal" fo:font-weight="normal" officeooo:rsid="015441d1" style:font-style-asian="normal" style:font-weight-asian="normal"/>
    </style:style>
    <style:style style:name="T39" style:family="text">
      <style:text-properties style:font-name="Liberation Mono" fo:font-style="normal" fo:font-weight="normal" officeooo:rsid="0130150c" style:font-style-asian="normal" style:font-weight-asian="normal"/>
    </style:style>
    <style:style style:name="T40" style:family="text">
      <style:text-properties style:font-name="Liberation Mono" fo:font-style="normal" fo:font-weight="normal" officeooo:rsid="012324cd" style:font-style-asian="normal" style:font-weight-asian="normal"/>
    </style:style>
    <style:style style:name="T41" style:family="text">
      <style:text-properties style:font-name="Liberation Mono" fo:font-style="normal" fo:font-weight="normal" officeooo:rsid="01268db0" style:font-style-asian="normal" style:font-weight-asian="normal"/>
    </style:style>
    <style:style style:name="T42" style:family="text">
      <style:text-properties style:font-name="Liberation Mono" fo:font-style="normal" fo:font-weight="normal" officeooo:rsid="009aff26" style:font-style-asian="normal" style:font-weight-asian="normal"/>
    </style:style>
    <style:style style:name="T43" style:family="text">
      <style:text-properties style:font-name="Liberation Mono" fo:font-style="normal" fo:font-weight="normal" officeooo:rsid="009be3d0" style:font-style-asian="normal" style:font-weight-asian="normal"/>
    </style:style>
    <style:style style:name="T44" style:family="text">
      <style:text-properties style:font-name="Liberation Mono" fo:font-style="normal" fo:font-weight="normal" officeooo:rsid="009d18b1" style:font-style-asian="normal" style:font-weight-asian="normal"/>
    </style:style>
    <style:style style:name="T45" style:family="text">
      <style:text-properties style:font-name="Liberation Mono" fo:font-style="normal" fo:font-weight="normal" officeooo:rsid="0127bb2b" style:font-style-asian="normal" style:font-weight-asian="normal"/>
    </style:style>
    <style:style style:name="T46" style:family="text">
      <style:text-properties style:font-name="Liberation Mono" fo:font-style="normal" fo:font-weight="normal" officeooo:rsid="013cae45" style:font-style-asian="normal" style:font-weight-asian="normal"/>
    </style:style>
    <style:style style:name="T47" style:family="text">
      <style:text-properties style:font-name="Liberation Mono" fo:font-style="normal" fo:font-weight="normal" officeooo:rsid="00a8ff8a" style:font-style-asian="normal" style:font-weight-asian="normal"/>
    </style:style>
    <style:style style:name="T48" style:family="text">
      <style:text-properties style:font-name="Liberation Mono" fo:font-style="normal" fo:font-weight="normal" officeooo:rsid="00aab8a8" style:font-style-asian="normal" style:font-weight-asian="normal"/>
    </style:style>
    <style:style style:name="T49" style:family="text">
      <style:text-properties style:font-name="Liberation Mono" fo:font-style="normal" fo:font-weight="normal" officeooo:rsid="00ab3fa2" style:font-style-asian="normal" style:font-weight-asian="normal"/>
    </style:style>
    <style:style style:name="T50" style:family="text">
      <style:text-properties style:font-name="Liberation Mono" fo:font-style="normal" fo:font-weight="normal" officeooo:rsid="00df6999" style:font-style-asian="normal" style:font-weight-asian="normal"/>
    </style:style>
    <style:style style:name="T51" style:family="text">
      <style:text-properties style:font-name="Liberation Mono" fo:font-style="normal" fo:font-weight="normal" officeooo:rsid="00e0d567" style:font-style-asian="normal" style:font-weight-asian="normal"/>
    </style:style>
    <style:style style:name="T52" style:family="text">
      <style:text-properties style:font-name="Liberation Mono" fo:font-style="normal" fo:font-weight="normal" officeooo:rsid="0101db68" style:font-style-asian="normal" style:font-weight-asian="normal"/>
    </style:style>
    <style:style style:name="T53" style:family="text">
      <style:text-properties style:font-name="Liberation Mono" fo:font-style="normal" fo:font-weight="normal" officeooo:rsid="0102a15d" style:font-style-asian="normal" style:font-weight-asian="normal"/>
    </style:style>
    <style:style style:name="T54" style:family="text">
      <style:text-properties style:font-name="Liberation Mono" fo:font-style="normal" fo:font-weight="normal" officeooo:rsid="00e3ec3e" style:font-style-asian="normal" style:font-weight-asian="normal"/>
    </style:style>
    <style:style style:name="T55" style:family="text">
      <style:text-properties style:font-name="Liberation Mono" fo:font-style="normal" fo:font-weight="normal" officeooo:rsid="00e29e1b" style:font-style-asian="normal" style:font-weight-asian="normal"/>
    </style:style>
    <style:style style:name="T56" style:family="text">
      <style:text-properties style:font-name="Liberation Mono" fo:font-style="normal" fo:font-weight="normal" officeooo:rsid="01034778" style:font-style-asian="normal" style:font-weight-asian="normal"/>
    </style:style>
    <style:style style:name="T57" style:family="text">
      <style:text-properties style:font-name="Liberation Mono" fo:font-style="normal" fo:font-weight="normal" officeooo:rsid="0123b3e8" style:font-style-asian="normal" style:font-weight-asian="normal"/>
    </style:style>
    <style:style style:name="T58" style:family="text">
      <style:text-properties style:font-name="Liberation Mono" fo:font-style="normal" fo:font-weight="normal" officeooo:rsid="01650540" style:font-style-asian="normal" style:font-weight-asian="normal"/>
    </style:style>
    <style:style style:name="T59" style:family="text">
      <style:text-properties style:font-name="Liberation Mono" fo:font-style="normal" fo:font-weight="normal" officeooo:rsid="013a7020" style:font-style-asian="normal" style:font-weight-asian="normal"/>
    </style:style>
    <style:style style:name="T60" style:family="text">
      <style:text-properties style:font-name="Liberation Mono" fo:font-style="normal" fo:font-weight="normal" officeooo:rsid="013e66b5" style:font-style-asian="normal" style:font-weight-asian="normal"/>
    </style:style>
    <style:style style:name="T61" style:family="text">
      <style:text-properties style:font-name="Liberation Mono" fo:font-style="normal" fo:font-weight="normal" officeooo:rsid="00ee11be" style:font-style-asian="normal" style:font-weight-asian="normal"/>
    </style:style>
    <style:style style:name="T62" style:family="text">
      <style:text-properties style:font-name="Liberation Mono" fo:font-style="normal" fo:font-weight="normal" officeooo:rsid="00ef9c1d" style:font-style-asian="normal" style:font-weight-asian="normal"/>
    </style:style>
    <style:style style:name="T63" style:family="text">
      <style:text-properties style:font-name="Liberation Mono" fo:font-style="normal" fo:font-weight="normal" officeooo:rsid="013e75a3" style:font-style-asian="normal" style:font-weight-asian="normal"/>
    </style:style>
    <style:style style:name="T64" style:family="text">
      <style:text-properties style:font-name="Liberation Mono" fo:font-style="normal" fo:font-weight="normal" officeooo:rsid="00e9cd6c" style:font-style-asian="normal" style:font-weight-asian="normal"/>
    </style:style>
    <style:style style:name="T65" style:family="text">
      <style:text-properties style:font-name="Liberation Mono" fo:font-style="normal" fo:font-weight="normal" officeooo:rsid="012e5b78" style:font-style-asian="normal" style:font-weight-asian="normal"/>
    </style:style>
    <style:style style:name="T66" style:family="text">
      <style:text-properties style:font-name="Liberation Mono" officeooo:rsid="0138b663"/>
    </style:style>
    <style:style style:name="T67" style:family="text">
      <style:text-properties style:text-position="super 58%" style:font-name="Liberation Mono" officeooo:rsid="00cc80c2"/>
    </style:style>
    <style:style style:name="T68" style:family="text">
      <style:text-properties style:text-position="super 58%" style:font-name="Liberation Mono" fo:font-style="normal" fo:font-weight="normal" officeooo:rsid="00cc80c2" style:font-style-asian="normal" style:font-weight-asian="normal"/>
    </style:style>
    <style:style style:name="T69" style:family="text">
      <style:text-properties style:text-position="super 58%" style:font-name="Liberation Mono" fo:font-style="normal" fo:font-weight="normal" officeooo:rsid="00a5f15d" style:font-style-asian="normal" style:font-weight-asian="normal"/>
    </style:style>
    <style:style style:name="T70" style:family="text">
      <style:text-properties style:text-position="super 58%" style:font-name="Liberation Mono" fo:font-style="normal" fo:font-weight="normal" officeooo:rsid="00a73362" style:font-style-asian="normal" style:font-weight-asian="normal"/>
    </style:style>
    <style:style style:name="T71" style:family="text">
      <style:text-properties style:text-position="super 58%" style:font-name="Liberation Mono" fo:font-style="normal" fo:font-weight="normal" officeooo:rsid="00a8ff8a" style:font-style-asian="normal" style:font-weight-asian="normal"/>
    </style:style>
    <style:style style:name="T72" style:family="text">
      <style:text-properties style:text-position="super 58%" style:font-name="Liberation Mono" fo:font-style="normal" fo:font-weight="normal" officeooo:rsid="00ab3fa2" style:font-style-asian="normal" style:font-weight-asian="normal"/>
    </style:style>
    <style:style style:name="T73" style:family="text">
      <style:text-properties style:text-position="super 58%" style:font-name="Liberation Mono" fo:font-style="normal" fo:font-weight="normal" officeooo:rsid="00e0d567" style:font-style-asian="normal" style:font-weight-asian="normal"/>
    </style:style>
    <style:style style:name="T74" style:family="text">
      <style:text-properties style:text-position="super 58%" style:font-name="Liberation Mono" fo:font-style="normal" fo:font-weight="normal" officeooo:rsid="00e29e1b" style:font-style-asian="normal" style:font-weight-asian="normal"/>
    </style:style>
    <style:style style:name="T75" style:family="text">
      <style:text-properties style:text-position="super 58%" style:font-name="Liberation Mono" fo:font-style="normal" fo:font-weight="normal" officeooo:rsid="01034778" style:font-style-asian="normal" style:font-weight-asian="normal"/>
    </style:style>
    <style:style style:name="T76" style:family="text">
      <style:text-properties style:text-position="super 58%" style:font-name="Liberation Mono" fo:font-style="normal" fo:font-weight="normal" officeooo:rsid="0148842a" style:font-style-asian="normal" style:font-weight-asian="normal"/>
    </style:style>
    <style:style style:name="T77" style:family="text">
      <style:text-properties style:text-position="super 58%" style:font-name="Liberation Mono" fo:font-style="normal" fo:font-weight="normal" officeooo:rsid="00ef9c1d" style:font-style-asian="normal" style:font-weight-asian="normal"/>
    </style:style>
    <style:style style:name="T78" style:family="text">
      <style:text-properties style:text-position="super 58%" style:font-name="Liberation Mono" fo:font-style="normal" fo:font-weight="normal" officeooo:rsid="00f16048" style:font-style-asian="normal" style:font-weight-asian="normal"/>
    </style:style>
    <style:style style:name="T79" style:family="text">
      <style:text-properties style:text-position="super 58%" style:font-name="Liberation Mono" fo:font-style="normal" fo:font-weight="normal" officeooo:rsid="0146933a" style:font-style-asian="normal" style:font-weight-asian="normal"/>
    </style:style>
    <style:style style:name="T80" style:family="text">
      <style:text-properties style:text-position="0% 100%" style:font-name="Liberation Mono" fo:font-style="normal" fo:font-weight="normal" officeooo:rsid="00f16048" style:font-style-asian="normal" style:font-weight-asian="normal"/>
    </style:style>
    <style:style style:name="T81" style:family="text">
      <style:text-properties style:text-position="0% 100%" style:font-name="Liberation Mono" fo:font-style="normal" fo:font-weight="normal" officeooo:rsid="01416c5d" style:font-style-asian="normal" style:font-weight-asian="normal"/>
    </style:style>
    <style:style style:name="T82" style:family="text">
      <style:text-properties style:text-position="0% 100%" style:font-name="Liberation Mono" fo:font-style="normal" fo:font-weight="normal" officeooo:rsid="0094a274" style:font-style-asian="normal" style:font-weight-asian="normal"/>
    </style:style>
    <style:style style:name="T83" style:family="text">
      <style:text-properties style:text-position="0% 100%" style:font-name="Liberation Mono" fo:font-style="normal" fo:font-weight="normal" officeooo:rsid="009aff26" style:font-style-asian="normal" style:font-weight-asian="normal"/>
    </style:style>
    <style:style style:name="T84" style:family="text">
      <style:text-properties style:text-position="0% 100%" style:font-name="Liberation Mono" fo:font-style="normal" fo:font-weight="normal" officeooo:rsid="009be3d0" style:font-style-asian="normal" style:font-weight-asian="normal"/>
    </style:style>
    <style:style style:name="T85" style:family="text">
      <style:text-properties style:text-position="0% 100%" style:font-name="Liberation Mono" fo:font-style="normal" fo:font-weight="normal" officeooo:rsid="009d18b1" style:font-style-asian="normal" style:font-weight-asian="normal"/>
    </style:style>
    <style:style style:name="T86" style:family="text">
      <style:text-properties style:text-position="0% 100%" style:font-name="Liberation Mono" fo:font-style="normal" fo:font-weight="normal" officeooo:rsid="01456f1f" style:font-style-asian="normal" style:font-weight-asian="normal"/>
    </style:style>
    <style:style style:name="T87" style:family="text">
      <style:text-properties style:text-position="0% 100%" style:font-name="Liberation Mono" fo:font-style="normal" fo:font-weight="normal" officeooo:rsid="013e66b5" style:font-style-asian="normal" style:font-weight-asian="normal"/>
    </style:style>
    <style:style style:name="T88" style:family="text">
      <style:text-properties style:text-position="0% 100%" style:font-name="Liberation Mono" fo:font-style="normal" fo:font-weight="normal" officeooo:rsid="0146933a" style:font-style-asian="normal" style:font-weight-asian="normal"/>
    </style:style>
    <style:style style:name="T89" style:family="text">
      <style:text-properties style:text-position="0% 100%" style:font-name="Liberation Mono" fo:font-style="normal" fo:font-weight="normal" officeooo:rsid="00ee11be" style:font-style-asian="normal" style:font-weight-asian="normal"/>
    </style:style>
    <style:style style:name="T90" style:family="text">
      <style:text-properties style:text-position="0% 100%" style:font-name="Liberation Mono" fo:font-style="normal" fo:font-weight="normal" officeooo:rsid="00aab8a8" style:font-style-asian="normal" style:font-weight-asian="normal"/>
    </style:style>
    <style:style style:name="T91" style:family="text">
      <style:text-properties style:text-position="0% 100%" style:font-name="Liberation Mono" fo:font-style="normal" fo:font-weight="normal" officeooo:rsid="01564908" style:font-style-asian="normal" style:font-weight-asian="normal"/>
    </style:style>
    <style:style style:name="T92" style:family="text">
      <style:text-properties style:text-position="0% 100%" style:font-name="Liberation Mono" fo:font-style="normal" fo:font-weight="bold" officeooo:rsid="005a5483" style:font-style-asian="normal" style:font-weight-asian="bold" style:font-weight-complex="bold"/>
    </style:style>
    <style:style style:name="T93" style:family="text">
      <style:text-properties officeooo:rsid="011a514c"/>
    </style:style>
    <style:style style:name="T94" style:family="text">
      <style:text-properties style:text-position="sub 58%" style:font-name="Liberation Mono" fo:font-style="normal" fo:font-weight="normal" officeooo:rsid="0153083c" style:font-style-asian="normal" style:font-weight-asian="normal"/>
    </style:style>
    <style:style style:name="T95" style:family="text">
      <style:text-properties style:text-position="sub 58%" style:font-name="Liberation Mono" fo:font-style="normal" fo:font-weight="normal" officeooo:rsid="00836443" style:font-style-asian="normal" style:font-weight-asian="normal"/>
    </style:style>
    <style:style style:name="T96" style:family="text">
      <style:text-properties style:text-position="sub 58%" style:font-name="Liberation Mono" fo:font-style="normal" fo:font-weight="normal" officeooo:rsid="01230e2b" style:font-style-asian="normal" style:font-weight-asian="normal"/>
    </style:style>
    <style:style style:name="T97" style:family="text">
      <style:text-properties officeooo:rsid="012b588b"/>
    </style:style>
    <style:style style:name="T98" style:family="text">
      <style:text-properties officeooo:rsid="013199cd"/>
    </style:style>
    <style:style style:name="T99" style:family="text">
      <style:text-properties officeooo:rsid="015a51f2"/>
    </style:style>
    <style:style style:name="T100" style:family="text">
      <style:text-properties officeooo:rsid="005a5483"/>
    </style:style>
    <style:style style:name="T101" style:family="text">
      <style:text-properties officeooo:rsid="006d5550"/>
    </style:style>
    <style:style style:name="T102" style:family="text">
      <style:text-properties officeooo:rsid="006a901c"/>
    </style:style>
    <style:style style:name="T103" style:family="text">
      <style:text-properties officeooo:rsid="005b56da"/>
    </style:style>
    <style:style style:name="T104" style:family="text">
      <style:text-properties officeooo:rsid="007003ef"/>
    </style:style>
    <style:style style:name="T105" style:family="text">
      <style:text-properties officeooo:rsid="005ccb54"/>
    </style:style>
    <style:style style:name="T106" style:family="text">
      <style:text-properties officeooo:rsid="006d27fa"/>
    </style:style>
    <style:style style:name="T107" style:family="text">
      <style:text-properties officeooo:rsid="005d83cd"/>
    </style:style>
    <style:style style:name="T108" style:family="text">
      <style:text-properties officeooo:rsid="007f9dfc"/>
    </style:style>
    <style:style style:name="T109" style:family="text">
      <style:text-properties officeooo:rsid="0076022a"/>
    </style:style>
    <style:style style:name="T110" style:family="text">
      <style:text-properties officeooo:rsid="00786976"/>
    </style:style>
    <style:style style:name="T111" style:family="text">
      <style:text-properties fo:font-style="normal" fo:font-weight="normal" style:font-style-asian="normal" style:font-weight-asian="normal"/>
    </style:style>
    <style:style style:name="T112" style:family="text">
      <style:text-properties fo:font-style="normal" fo:font-weight="normal" officeooo:rsid="0087a2c1" style:font-style-asian="normal" style:font-weight-asian="normal"/>
    </style:style>
    <style:style style:name="T113" style:family="text">
      <style:text-properties fo:font-style="normal" fo:font-weight="normal" officeooo:rsid="0089f31e" style:font-style-asian="normal" style:font-weight-asian="normal"/>
    </style:style>
    <style:style style:name="T114" style:family="text">
      <style:text-properties officeooo:rsid="001171b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/>
      <text:p text:style-name="P48"/>
      <text:p text:style-name="P48">Illusion of Lif<text:span text:style-name="T99">e</text:span></text:p>
      <text:p text:style-name="P48"/>
      <text:p text:style-name="P49">It is an illusion that we drive our life. The more Profound insight, more stronger the illusion which makes you visionary.</text:p>
      <text:p text:style-name="P50"/>
      <text:p text:style-name="P51"><draw:frame draw:style-name="fr1" draw:name="Object1" text:anchor-type="as-char" svg:y="-1.371cm" svg:width="18.512cm" svg:height="2.2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2"/>
      <text:p text:style-name="P52"><text:span text:style-name="T103">Which means what</text:span><text:span text:style-name="T105">ever</text:span><text:span text:style-name="T103"> any </text:span><text:span text:style-name="T3">person did</text:span><text:span text:style-name="T103"> in his/her life is just the results of </text:span><text:span text:style-name="T106">so many</text:span><text:span text:style-name="T103"> </text:span><text:span text:style-name="T6">Universal</text:span><text:span text:style-name="T3"> laws</text:span><text:span text:style-name="T103"> and h</text:span><text:span text:style-name="T107">e</text:span><text:span text:style-name="T103">/she is just having an illusion of driving his/her life. </text:span><text:span text:style-name="T108">Its so complex due to </text:span><text:span text:style-name="T7">complexity coefficient </text:span><text:span text:style-name="T13">so that we feels so hard to imagine or calculate it. </text:span><text:span text:style-name="T14">Our </text:span><text:span text:style-name="T8">U</text:span><text:span text:style-name="T9">niverse</text:span><text:span text:style-name="T14"> is build upon </text:span><text:span text:style-name="T15">so many laws, </text:span><text:span text:style-name="T16">Which can be </text:span><text:span text:style-name="T10">predict</text:span><text:span text:style-name="T8">able </text:span><text:span text:style-name="T10">or predefined</text:span><text:span text:style-name="T16">.</text:span></text:p>
      <text:p text:style-name="P51"/>
      <text:p text:style-name="P54"/>
      <text:p text:style-name="P53"/>
      <text:p text:style-name="P53"/>
      <text:p text:style-name="P53">Where,</text:p>
      <text:p text:style-name="P34"><text:span text:style-name="T19"><draw:frame draw:style-name="fr1" draw:name="Object9" text:anchor-type="as-char" svg:y="-1.371cm" svg:width="8.578cm" svg:height="2.24cm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0">is </text:span><text:span text:style-name="T19">represents what </text:span><text:span text:style-name="T21">n</text:span><text:span text:style-name="T67">th </text:span><text:span text:style-name="T19">person on Earth is done </text:span><text:span text:style-name="T22">in his/her </text:span><text:span text:style-name="T23">lifetime</text:span><text:span text:style-name="T19">. </text:span></text:p>
      <text:p text:style-name="P2"><text:span text:style-name="T1"><draw:frame draw:style-name="fr1" draw:name="Object14" text:anchor-type="as-char" svg:y="-0.674cm" svg:width="2.127cm" svg:height="0.884cm" draw:z-index="17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1">is just</text:span><text:span text:style-name="T2"> </text:span>represents the <text:span text:style-name="T1">complexity coefficient</text:span>.</text:p>
      <text:p text:style-name="P1"><text:span text:style-name="T3"><draw:frame draw:style-name="fr1" draw:name="Object15" text:anchor-type="as-char" svg:y="-0.674cm" svg:width="5.953cm" svg:height="0.884cm" draw:z-index="13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2">is</text:span><text:span text:style-name="T4"> </text:span><text:span text:style-name="T100">represents </text:span><text:span text:style-name="T101">so </text:span><text:span text:style-name="T102">many </text:span><text:span text:style-name="T103">laws </text:span><text:span text:style-name="T104">of</text:span><text:span text:style-name="T102"> </text:span><text:span text:style-name="T5">Universe</text:span><text:span text:style-name="T103">.</text:span></text:p>
      <text:p text:style-name="P1"/>
      <text:p text:style-name="P1"><text:span text:style-name="T114">Prof – </text:span></text:p>
      <text:p text:style-name="P8"><text:span text:style-name="T109">N</text:span>ow, <text:span text:style-name="T110">Let </text:span></text:p>
      <text:p text:style-name="P24"><text:span text:style-name="T25"><draw:frame draw:style-name="fr1" draw:name="Object2" text:anchor-type="as-char" svg:y="-0.674cm" svg:width="5.648cm" svg:height="1.018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5">is </text:span><text:span text:style-name="T26">a function</text:span><text:span text:style-name="T25"> that </text:span><text:span text:style-name="T27">represents what </text:span><text:span text:style-name="T28">n</text:span><text:span text:style-name="T68">th</text:span><text:span text:style-name="T27"> person on Earth is doing at some specific time </text:span><text:span text:style-name="T29">t</text:span><text:span text:style-name="T94">n</text:span><text:span text:style-name="T95">.</text:span></text:p>
      <text:p text:style-name="P35"><text:span text:style-name="T27"/></text:p>
      <text:p text:style-name="P44"><text:span text:style-name="T30">Now, </text:span><text:span text:style-name="T31">What </text:span><text:span text:style-name="T32">1</text:span><text:span text:style-name="T69">st</text:span><text:span text:style-name="T32"> </text:span><text:span text:style-name="T31">person did in his/her lifetime can written as follow</text:span></text:p>
      <text:p text:style-name="P35"><text:span text:style-name="T31"><draw:frame draw:style-name="fr1" draw:name="Object10" text:anchor-type="as-char" svg:y="-1.371cm" svg:width="8.438cm" svg:height="2.24cm" draw:z-index="3"><draw:object xlink:href="./Object 10" xlink:type="simple" xlink:show="embed" xlink:actuate="onLoad"/><draw:image xlink:href="./ObjectReplacements/Object 10" xlink:type="simple" xlink:show="embed" xlink:actuate="onLoad"/></draw:frame></text:span><text:span text:style-name="T31"><text:s text:c="13"/></text:span><text:span text:style-name="T31"><draw:frame draw:style-name="fr1" draw:name="Object3" text:anchor-type="as-char" svg:y="-1.371cm" svg:width="16.351cm" svg:height="2.24cm" draw:z-index="16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1"><text:s text:c="3"/></text:span><text:span text:style-name="T64">(1)</text:span><text:span text:style-name="T31"> <text:s text:c="10"/></text:span></text:p>
      <text:p text:style-name="P3"><text:span text:style-name="T112"/></text:p>
      <text:p text:style-name="P9"><text:span text:style-name="T113">W</text:span><text:span text:style-name="T111">here,</text:span></text:p>
      <text:p text:style-name="P11"/>
      <text:p text:style-name="P25"><text:span text:style-name="T33"><draw:frame draw:style-name="fr1" draw:name="Object12" text:anchor-type="as-char" svg:y="-1.371cm" svg:width="8.338cm" svg:height="2.24cm" draw:z-index="2"><draw:object xlink:href="./Object 12" xlink:type="simple" xlink:show="embed" xlink:actuate="onLoad"/><draw:image xlink:href="./ObjectReplacements/Object 12" xlink:type="simple" xlink:show="embed" xlink:actuate="onLoad"/></draw:frame></text:span><text:span text:style-name="T33">is represents what </text:span><text:span text:style-name="T34">1</text:span><text:span text:style-name="T70">st</text:span><text:span text:style-name="T33"> person </text:span><text:span text:style-name="T35">feels</text:span><text:span text:style-name="T33"> he/she need to do </text:span><text:span text:style-name="T35">for survival or pleasure</text:span><text:span text:style-name="T33"> </text:span><text:span text:style-name="T36">at some time </text:span><text:span text:style-name="T37">t</text:span><text:span text:style-name="T96">1</text:span><text:span text:style-name="T36">.</text:span></text:p>
      <text:p text:style-name="P13"/>
      <text:p text:style-name="P37"><text:span text:style-name="T36">N</text:span><text:span text:style-name="T24">ow, </text:span><text:span text:style-name="T38">What he/she feels need is totally depends upon some laws of universe like from what we feels pleasure.</text:span></text:p>
      <text:p text:style-name="P16"/>
      <text:p text:style-name="P39"><text:span text:style-name="T24"><draw:frame draw:style-name="fr1" draw:name="Object7" text:anchor-type="as-char" svg:y="-1.371cm" svg:width="15.295cm" svg:height="2.24cm" draw:z-index="9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4"><text:s text:c="2"/></text:span></text:p>
      <text:p text:style-name="P47"><text:span text:style-name="T65"/></text:p>
      <text:p text:style-name="P39"><text:span text:style-name="T65"/></text:p>
      <text:p text:style-name="P39"><text:span text:style-name="T65"/></text:p>
      <text:p text:style-name="P39"><text:span text:style-name="T65">In general </text:span></text:p>
      <text:p text:style-name="P17"/>
      <text:p text:style-name="P38"><text:span text:style-name="T24"><draw:frame draw:style-name="fr1" draw:name="Object18" text:anchor-type="as-char" svg:y="-1.371cm" svg:width="15.319cm" svg:height="2.24cm" draw:z-index="5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24"><text:s text:c="5"/></text:span><text:span text:style-name="T39">(2)</text:span><text:span text:style-name="T24"> <text:s text:c="6"/></text:span></text:p>
      <text:p text:style-name="P18"/>
      <text:p text:style-name="P40"><text:span text:style-name="T40">N</text:span><text:span text:style-name="T24">ow, using equation (2)</text:span></text:p>
      <text:p text:style-name="P19">We can rewrite equation (1) as follow</text:p>
      <text:p text:style-name="P19"/>
      <text:p text:style-name="P40"><text:span text:style-name="T24"><draw:frame draw:style-name="fr1" draw:name="Object8" text:anchor-type="as-char" svg:y="-1.371cm" svg:width="16.972cm" svg:height="2.24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4"><text:s/></text:span><text:span text:style-name="T41">(3)</text:span></text:p>
      <text:p text:style-name="P14"/>
      <text:p text:style-name="P26"><text:span text:style-name="T36">I</text:span><text:span text:style-name="T42">t’s clear </text:span><text:span text:style-name="T43">from </text:span><text:span text:style-name="T42">above equation </text:span><text:span text:style-name="T44">(</text:span><text:span text:style-name="T45">3</text:span><text:span text:style-name="T44">)</text:span><text:span text:style-name="T42"> that the action</text:span><text:span text:style-name="T46">s</text:span><text:span text:style-name="T42"> of </text:span><text:span text:style-name="T47">1</text:span><text:span text:style-name="T71">st</text:span><text:span text:style-name="T42"> person on Earth is predictable </text:span><text:span text:style-name="T48">or</text:span><text:span text:style-name="T42"> predefined.</text:span></text:p>
      <text:p text:style-name="P20"/>
      <text:p text:style-name="P27"><text:span text:style-name="T30"/></text:p>
      <text:p text:style-name="P45"><text:span text:style-name="T30"/></text:p>
      <text:p text:style-name="P27"><text:span text:style-name="T30">Now, </text:span><text:span text:style-name="T49">for</text:span><text:span text:style-name="T31"> </text:span><text:span text:style-name="T49">2</text:span><text:span text:style-name="T72">nd</text:span><text:span text:style-name="T32"> </text:span><text:span text:style-name="T31">person</text:span></text:p>
      <text:p text:style-name="P4"/>
      <text:p text:style-name="P28"><draw:frame draw:style-name="fr1" draw:name="Object11" text:anchor-type="as-char" svg:y="-1.371cm" svg:width="8.447cm" svg:height="2.24cm" draw:z-index="4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17"><text:s text:c="3"/></text:span></text:p>
      <text:p text:style-name="P5"/>
      <text:p text:style-name="P29"><draw:frame draw:style-name="fr1" draw:name="Object6" text:anchor-type="as-char" svg:y="-1.371cm" svg:width="16.475cm" svg:height="2.24cm" draw:z-index="10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17"><text:s text:c="5"/></text:span><text:span text:style-name="T17"><draw:frame draw:style-name="fr1" draw:name="Object4" text:anchor-type="as-char" svg:y="-1.371cm" svg:width="17.584cm" svg:height="2.24cm" draw:z-index="12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8">(4)</text:span></text:p>
      <text:p text:style-name="P6"><text:s text:c="14"/></text:p>
      <text:p text:style-name="P10"><text:span text:style-name="T113">W</text:span><text:span text:style-name="T111">here,</text:span></text:p>
      <text:p text:style-name="P12"/>
      <text:p text:style-name="P30"><text:span text:style-name="T33"><draw:frame draw:style-name="fr1" draw:name="Object13" text:anchor-type="as-char" svg:y="-1.371cm" svg:width="8.438cm" svg:height="2.24cm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33">is </text:span><text:span text:style-name="T50">introduced</text:span><text:span text:style-name="T33"> </text:span><text:span text:style-name="T51">because the actions of 2</text:span><text:span text:style-name="T73">nd</text:span><text:span text:style-name="T51"> person is </text:span><text:span text:style-name="T52">also </text:span><text:span text:style-name="T51">depends up</text:span><text:span text:style-name="T53">on</text:span><text:span text:style-name="T51"> 1</text:span><text:span text:style-name="T73">st</text:span><text:span text:style-name="T51"> person’s actions. </text:span><text:span text:style-name="T54">For example</text:span><text:span text:style-name="T51"> </text:span><text:span text:style-name="T55">What 1</text:span><text:span text:style-name="T74">st</text:span><text:span text:style-name="T55"> person did changed with Earth? </text:span><text:span text:style-name="T56">It effects the actions of 2</text:span><text:span text:style-name="T75">nd</text:span><text:span text:style-name="T56"> person on Earth.</text:span><text:span text:style-name="T17"> <text:s text:c="52"/></text:span></text:p>
      <text:p text:style-name="P28"/>
      <text:p text:style-name="P7"/>
      <text:p text:style-name="P43"/>
      <text:p text:style-name="P7"><text:span text:style-name="T93">From equation </text:span><text:span text:style-name="T98">(2) and </text:span><text:span text:style-name="T93">(</text:span><text:span text:style-name="T97">3</text:span><text:span text:style-name="T93">) </text:span></text:p>
      <text:p text:style-name="P31"><text:span text:style-name="T57">We can rewrite equation (</text:span><text:span text:style-name="T58">4</text:span><text:span text:style-name="T57">) as follow</text:span></text:p>
      <text:p text:style-name="P41"/>
      <text:p text:style-name="P41"><draw:frame draw:style-name="fr1" draw:name="Object5" text:anchor-type="as-char" svg:y="-0.674cm" svg:width="14.021cm" svg:height="0.884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41"><draw:frame draw:style-name="fr1" draw:name="Object19" text:anchor-type="as-char" svg:y="-0.674cm" svg:width="18.706cm" svg:height="0.884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42"><draw:frame draw:style-name="fr1" draw:name="Object17" text:anchor-type="as-char" svg:y="-1.371cm" svg:width="18.232cm" svg:height="2.24cm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42"><text:span text:style-name="T66"><text:s text:c="40"/>(5)</text:span></text:p>
      <text:p text:style-name="P15"/>
      <text:p text:style-name="P27"><text:span text:style-name="T36">I</text:span><text:span text:style-name="T42">t’s clear </text:span><text:span text:style-name="T43">from </text:span><text:span text:style-name="T42">above equation </text:span><text:span text:style-name="T44">(</text:span><text:span text:style-name="T59">5</text:span><text:span text:style-name="T44">)</text:span><text:span text:style-name="T42"> that the action</text:span><text:span text:style-name="T60">s</text:span><text:span text:style-name="T42"> of </text:span><text:span text:style-name="T61">2</text:span><text:span text:style-name="T76">nd</text:span><text:span text:style-name="T42"> person on Earth is </text:span><text:span text:style-name="T61">also </text:span><text:span text:style-name="T42">predictable </text:span><text:span text:style-name="T48">or</text:span><text:span text:style-name="T42"> predefined.</text:span></text:p>
      <text:p text:style-name="P21"/>
      <text:p text:style-name="P32"><text:span text:style-name="T42">N</text:span><text:span text:style-name="T62">ow, </text:span></text:p>
      <text:p text:style-name="P32"><text:span text:style-name="T63">In general, </text:span><text:span text:style-name="T62">for n</text:span><text:span text:style-name="T77">th</text:span><text:span text:style-name="T78"> </text:span><text:span text:style-name="T80">Person</text:span></text:p>
      <text:p text:style-name="P22"/>
      <text:p text:style-name="P36"><text:span text:style-name="T80"><draw:frame draw:style-name="fr1" draw:name="Object16" text:anchor-type="as-char" svg:y="-1.371cm" svg:width="18.512cm" svg:height="2.24cm" draw:z-index="7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80"><text:s/></text:span></text:p>
      <text:p text:style-name="P36"><text:span text:style-name="T80"><text:s text:c="40"/></text:span><text:span text:style-name="T81">(6)</text:span></text:p>
      <text:p text:style-name="P33"><text:span text:style-name="T82"/></text:p>
      <text:p text:style-name="P46"><text:span text:style-name="T82"/></text:p>
      <text:p text:style-name="P33"><text:span text:style-name="T82"/></text:p>
      <text:p text:style-name="P33"><text:span text:style-name="T82"/></text:p>
      <text:p text:style-name="P33"><text:span text:style-name="T82"/></text:p>
      <text:p text:style-name="P33"><text:span text:style-name="T82"/></text:p>
      <text:p text:style-name="P33"><text:span text:style-name="T82"/></text:p>
      <text:p text:style-name="P33"><text:span text:style-name="T82">I</text:span><text:span text:style-name="T83">t’s clear </text:span><text:span text:style-name="T84">from </text:span><text:span text:style-name="T83">above equation </text:span><text:span text:style-name="T85">(</text:span><text:span text:style-name="T86">6</text:span><text:span text:style-name="T85">)</text:span><text:span text:style-name="T83"> that the action</text:span><text:span text:style-name="T87">s</text:span><text:span text:style-name="T83"> of </text:span><text:span text:style-name="T88">n</text:span><text:span text:style-name="T79">th</text:span><text:span text:style-name="T83"> person on Earth is </text:span><text:span text:style-name="T89">also </text:span><text:span text:style-name="T83">predictable </text:span><text:span text:style-name="T90">or</text:span><text:span text:style-name="T83"> predefined.</text:span><text:span text:style-name="T91"> But it’s so complex due to </text:span><text:span text:style-name="T92">complexity coefficient. </text:span></text:p>
      <text:p text:style-name="P23">Hence Proved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1.001cm" style:num-format="1" style:print-orientation="portrait" fo:margin-top="0.6cm" fo:margin-bottom="0.499cm" fo:margin-left="0.801cm" fo:margin-right="0.8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9T02:41:17.334000000</meta:creation-date>
    <dc:date>2020-08-22T22:31:06.921000000</dc:date>
    <meta:editing-duration>PT4H19M46S</meta:editing-duration>
    <meta:editing-cycles>346</meta:editing-cycles>
    <meta:generator>LibreOffice/6.4.5.2$Windows_X86_64 LibreOffice_project/a726b36747cf2001e06b58ad5db1aa3a9a1872d6</meta:generator>
    <meta:document-statistic meta:table-count="0" meta:image-count="0" meta:object-count="19" meta:page-count="7" meta:paragraph-count="42" meta:word-count="322" meta:character-count="1997" meta:non-whitespace-character-count="1503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i>n</mi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i>n</mi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i>n</mi>
                <mi>,</mi>
                <msub>
                  <mi>t</mi>
                  <mi>n</mi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Done</mi>
        </mrow>
        <mo fence="true" stretchy="false">)</mo>
      </mrow>
      <msub>
        <mi mathvariant="italic">dt</mi>
        <mi>n</mi>
      </msub>
      <mrow>
        <mtext> </mtext>
        <mo stretchy="false">=</mo>
        <mtext> </mtext>
      </mrow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  <mrow>
        <mtext> </mtext>
        <mo stretchy="false">×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int from{t_n(Birth)} to{t_n(Death)}  Person_{(n,t_n)}(Done) dt_n " " = " " ( n-1 )" "times" "LawsOf(Universe)
</annotation>
  </semantics>
</math>
</file>

<file path=Object 10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n>1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1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1</mn>
                <mi>,</mi>
                <msub>
                  <mi>t</mi>
                  <mn>1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Done</mi>
        </mrow>
        <mo fence="true" stretchy="false">)</mo>
      </mrow>
      <msub>
        <mi mathvariant="italic">dt</mi>
        <mn>1</mn>
      </msub>
    </mrow>
    <annotation encoding="StarMath 5.0">int from{t_1(Birth)} to{t_1(Death)}  Person_{(1,t_1)}(Done) dt_1</annotation>
  </semantics>
</math>
</file>

<file path=Object 11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n>2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2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2</mn>
                <mi>,</mi>
                <msub>
                  <mi>t</mi>
                  <mn>2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Done</mi>
        </mrow>
        <mo fence="true" stretchy="false">)</mo>
      </mrow>
      <msub>
        <mi mathvariant="italic">dt</mi>
        <mn>2</mn>
      </msub>
    </mrow>
    <annotation encoding="StarMath 5.0">int from{t_2(Birth)} to{t_2(Death)}  Person_{(2,t_2)}(Done) dt_2</annotation>
  </semantics>
</math>
</file>

<file path=Object 12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n>1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1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1</mn>
                <mi>,</mi>
                <msub>
                  <mi>x</mi>
                  <mn>1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Need</mi>
        </mrow>
        <mo fence="true" stretchy="false">)</mo>
      </mrow>
      <mi mathvariant="italic">dx</mi>
    </mrow>
    <annotation encoding="StarMath 5.0">int from{t_1(Birth)} to{t_1(Death)} Person_{(1,x_1)}(Need) dx
</annotation>
  </semantics>
</math>
</file>

<file path=Object 13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n>1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1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1</mn>
                <mi>,</mi>
                <msub>
                  <mi>t</mi>
                  <mn>1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Done</mi>
        </mrow>
        <mo fence="true" stretchy="false">)</mo>
      </mrow>
      <msub>
        <mi mathvariant="italic">dt</mi>
        <mn>1</mn>
      </msub>
    </mrow>
    <annotation encoding="StarMath 5.0"> int from{t_1(Birth)} to{t_1(Death)}  Person_{(1,t_1)}(Done) dt_1
</annotation>
  </semantics>
</math>
</file>

<file path=Object 14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i>n</mi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i>n</mi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i>n</mi>
                <mi>,</mi>
                <msub>
                  <mi>t</mi>
                  <mi>n</mi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Done</mi>
        </mrow>
        <mo fence="true" stretchy="false">)</mo>
      </mrow>
      <msub>
        <mi mathvariant="italic">dx</mi>
        <mi>n</mi>
      </msub>
    </mrow>
    <annotation encoding="StarMath 5.0">int from{t_n(Birth)} to{t_n(Death)} Person_{(n, t_n)}(Done) dx_n</annotation>
  </semantics>
</math>
</file>

<file path=Object 15/content.xml><?xml version="1.0" encoding="utf-8"?>
<math xmlns="http://www.w3.org/1998/Math/MathML" display="block">
  <semantics>
    <mrow>
      <mo fence="true" stretchy="false">(</mo>
      <mrow>
        <mrow>
          <mi>n</mi>
          <mo stretchy="false">−</mo>
          <mn>1</mn>
        </mrow>
      </mrow>
      <mo fence="true" stretchy="false">)</mo>
    </mrow>
    <annotation encoding="StarMath 5.0">(n-1)</annotation>
  </semantics>
</math>
</file>

<file path=Object 16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i>n</mi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i>n</mi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i>n</mi>
                <mi>,</mi>
                <msub>
                  <mi>t</mi>
                  <mi>n</mi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Done</mi>
        </mrow>
        <mo fence="true" stretchy="false">)</mo>
      </mrow>
      <msub>
        <mi mathvariant="italic">dt</mi>
        <mi>n</mi>
      </msub>
      <mrow>
        <mtext> </mtext>
        <mo stretchy="false">=</mo>
        <mtext> </mtext>
      </mrow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  <mrow>
        <mtext> </mtext>
        <mo stretchy="false">×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int from{t_n(Birth)} to{t_n(Death)} Person_{(n,t_n)}(Done) dt_n" "=" "( n-1 )" "times" " LawsOf( Universe )</annotation>
  </semantics>
</math>
</file>

<file path=Object 17/content.xml><?xml version="1.0" encoding="utf-8"?>
<math xmlns="http://www.w3.org/1998/Math/MathML" display="block">
  <semantics>
    <mrow>
      <mtext> </mtext>
      <mo stretchy="false">⇒</mo>
      <mtext> </mtext>
      <mrow>
        <munderover>
          <mo stretchy="false">∫</mo>
          <mrow>
            <msub>
              <mi>t</mi>
              <mn>2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2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2</mn>
                <mi>,</mi>
                <msub>
                  <mi>t</mi>
                  <mn>2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Done</mi>
        </mrow>
        <mo fence="true" stretchy="false">)</mo>
      </mrow>
      <msub>
        <mi mathvariant="italic">dt</mi>
        <mn>2</mn>
      </msub>
      <mrow>
        <mtext> </mtext>
        <mo stretchy="false">=</mo>
        <mtext> </mtext>
      </mrow>
      <mn>3</mn>
      <mrow>
        <mtext> </mtext>
        <mo stretchy="false">×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" "drarrow" "int from{t_2(Birth)} to{t_2(Death)}  Person_{(2,t_2)}(Done) dt_2" " =" "3" "times" "LawsOf( Universe )</annotation>
  </semantics>
</math>
</file>

<file path=Object 18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i>n</mi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i>n</mi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i>n</mi>
                <mi>,</mi>
                <msub>
                  <mi>x</mi>
                  <mi>n</mi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Need</mi>
        </mrow>
        <mo fence="true" stretchy="false">)</mo>
      </mrow>
      <mi mathvariant="italic">dx</mi>
      <mrow>
        <mtext> </mtext>
        <mo stretchy="false">=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int from{t_n(Birth)} to{t_n(Death)} Person_{(n,x_n)}(Need) dx" " = " " LawsOf( Universe )
</annotation>
  </semantics>
</math>
</file>

<file path=Object 19/content.xml><?xml version="1.0" encoding="utf-8"?>
<math xmlns="http://www.w3.org/1998/Math/MathML" display="block">
  <semantics>
    <mrow>
      <mrow>
        <mtext>                                                        </mtext>
        <mo stretchy="false">+</mo>
        <mtext> </mtext>
      </mrow>
      <mn>2</mn>
      <mrow>
        <mtext> </mtext>
        <mo stretchy="false">×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 "                                                        " + " " 2" "times" "LawsOf(Universe)</annotation>
  </semantics>
</math>
</file>

<file path=Object 2/content.xml><?xml version="1.0" encoding="utf-8"?>
<math xmlns="http://www.w3.org/1998/Math/MathML" display="block">
  <semantics>
    <mrow>
      <msub>
        <mi mathvariant="italic">Person</mi>
        <mrow>
          <mo fence="true" stretchy="false">(</mo>
          <mrow>
            <mrow>
              <mi>n</mi>
              <mi>,</mi>
              <msub>
                <mi>t</mi>
                <mi>n</mi>
              </msub>
            </mrow>
          </mrow>
          <mo fence="true" stretchy="false">)</mo>
        </mrow>
      </msub>
      <mrow>
        <mo fence="true" stretchy="false">(</mo>
        <mrow>
          <mi mathvariant="italic">Done</mi>
        </mrow>
        <mo fence="true" stretchy="false">)</mo>
      </mrow>
    </mrow>
    <annotation encoding="StarMath 5.0">Person_{(n,t_n)}(Done)</annotation>
  </semantics>
</math>
</file>

<file path=Object 3/content.xml><?xml version="1.0" encoding="utf-8"?>
<math xmlns="http://www.w3.org/1998/Math/MathML" display="block">
  <semantics>
    <mrow>
      <mrow>
        <mtext> </mtext>
        <mo stretchy="false">=</mo>
        <mtext> </mtext>
      </mrow>
      <mrow>
        <munderover>
          <mo stretchy="false">∫</mo>
          <mrow>
            <msub>
              <mi>t</mi>
              <mn>1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1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1</mn>
                <mi>,</mi>
                <msub>
                  <mi>t</mi>
                  <mn>1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Need</mi>
        </mrow>
        <mo fence="true" stretchy="false">)</mo>
      </mrow>
      <msub>
        <mi mathvariant="italic">dt</mi>
        <mn>1</mn>
      </msub>
      <mrow>
        <mtext> </mtext>
        <mo stretchy="false">+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" "=" "int from{t_1(Birth)} to{t_1(Death)}  Person_{(1,t_1)}(Need) dt_1" "+" "LawsOf(Universe)</annotation>
  </semantics>
</math>
</file>

<file path=Object 4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n>1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1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1</mn>
                <mi>,</mi>
                <msub>
                  <mi>x</mi>
                  <mn>1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Need</mi>
        </mrow>
        <mo fence="true" stretchy="false">)</mo>
      </mrow>
      <mi mathvariant="italic">dx</mi>
      <mrow>
        <mtext> </mtext>
        <mo stretchy="false">=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int from{t_1(Birth)} to{t_1(Death)} Person_{(1,x_1)}(Need) dx" " = " " LawsOf( Universe )
</annotation>
  </semantics>
</math>
</file>

<file path=Object 5/content.xml><?xml version="1.0" encoding="utf-8"?>
<math xmlns="http://www.w3.org/1998/Math/MathML" display="block">
  <semantics>
    <mrow>
      <mrow>
        <mtext>                                             </mtext>
        <mo stretchy="false">+</mo>
        <mtext> </mtext>
      </mrow>
      <mrow>
        <munderover>
          <mo stretchy="false">∫</mo>
          <mrow>
            <msub>
              <mi>t</mi>
              <mn>1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1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1</mn>
                <mi>,</mi>
                <msub>
                  <mi>t</mi>
                  <mn>1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Done</mi>
        </mrow>
        <mo fence="true" stretchy="false">)</mo>
      </mrow>
      <msub>
        <mi mathvariant="italic">dt</mi>
        <mn>1</mn>
      </msub>
    </mrow>
    <annotation encoding="StarMath 5.0">"                                             " + " " int from{t_1(Birth)} to{t_1(Death)}  Person_{(1,t_1)}(Done) dt_1</annotation>
  </semantics>
</math>
</file>

<file path=Object 6/content.xml><?xml version="1.0" encoding="utf-8"?>
<math xmlns="http://www.w3.org/1998/Math/MathML" display="block">
  <semantics>
    <mrow>
      <mtext> </mtext>
      <mo stretchy="false">⇒</mo>
      <mtext> </mtext>
      <mi mathvariant="italic">LawsOf</mi>
      <mrow>
        <mo fence="true" stretchy="false">(</mo>
        <mrow>
          <mi mathvariant="italic">Universe</mi>
        </mrow>
        <mo fence="true" stretchy="false">)</mo>
      </mrow>
      <mrow>
        <mtext> </mtext>
        <mo stretchy="false">+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" "drarrow" "LawsOf(Universe)" "+" "LawsOf(Universe)</annotation>
  </semantics>
</math>
</file>

<file path=Object 7/content.xml><?xml version="1.0" encoding="utf-8"?>
<math xmlns="http://www.w3.org/1998/Math/MathML" display="block">
  <semantics>
    <mrow>
      <mtext> </mtext>
      <mo stretchy="false">⇒</mo>
      <mtext> </mtext>
      <mrow>
        <munderover>
          <mo stretchy="false">∫</mo>
          <mrow>
            <msub>
              <mi>t</mi>
              <mn>2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2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2</mn>
                <mi>,</mi>
                <msub>
                  <mi>t</mi>
                  <mn>2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Need</mi>
        </mrow>
        <mo fence="true" stretchy="false">)</mo>
      </mrow>
      <msub>
        <mi mathvariant="italic">dt</mi>
        <mn>2</mn>
      </msub>
      <mrow>
        <mtext> </mtext>
        <mo stretchy="false">+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" "drarrow" "int from{t_2(Birth)} to{t_2(Death)}  Person_{(2,t_2)}(Need) dt_2 " "+" "LawsOf(Universe)</annotation>
  </semantics>
</math>
</file>

<file path=Object 8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n>1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1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1</mn>
                <mi>,</mi>
                <msub>
                  <mi>t</mi>
                  <mn>1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Done</mi>
        </mrow>
        <mo fence="true" stretchy="false">)</mo>
      </mrow>
      <msub>
        <mi mathvariant="italic">dt</mi>
        <mn>1</mn>
      </msub>
      <mrow>
        <mtext> </mtext>
        <mo stretchy="false">=</mo>
        <mtext> </mtext>
      </mrow>
      <mn>2</mn>
      <mrow>
        <mtext> </mtext>
        <mo stretchy="false">×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int from{t_1(Birth)} to{t_1(Death)}  Person_{(1,t_1)}(Done) dt_1" "=" "2" "times" " LawsOf(Universe)</annotation>
  </semantics>
</math>
</file>

<file path=Object 9/content.xml><?xml version="1.0" encoding="utf-8"?>
<math xmlns="http://www.w3.org/1998/Math/MathML" display="block">
  <semantics>
    <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LawsOf( Universe )</annotation>
  </semantics>
</math>
</file>